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000000" style:font-name="Arial"/>
    </style:style>
    <style:style style:name="T1" style:family="text">
      <style:text-properties fo:font-variant="normal" fo:text-transform="none" fo:color="#dcddde" style:font-name="Whitney" fo:font-size="12pt" fo:letter-spacing="normal" fo:font-style="normal" fo:font-weight="normal"/>
    </style:style>
    <style:style style:name="T2" style:family="text">
      <style:text-properties fo:font-variant="normal" fo:text-transform="none" fo:color="#dcddde" fo:font-size="12pt" fo:letter-spacing="normal" fo:font-style="normal" fo:font-weight="normal"/>
    </style:style>
    <style:style style:name="T3" style:family="text">
      <style:text-properties fo:font-variant="normal" fo:text-transform="none"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ratiques des industirels pour limiter la vie d'un produit pour en vendre plus </text:span></text:p>
      <text:p text:style-name="P1"><text:span text:style-name="T3"/></text:p>
      <text:p text:style-name="P1"><text:span text:style-name="T3">obsolescence numérique: application ou système d'exploitation incompatible avec de trop anciennes machines </text:span></text:p>
      <text:p text:style-name="P1"><text:span text:style-name="T3"/></text:p>
      <text:p text:style-name="P1"><text:span text:style-name="T3">obsolescence psychologique: organisé par la pub et la mode 1924-&gt;fabricants mondiaux de lampes électriques, chute de vente donc ils ont mis en place un processus pour limiter la durée de vie du produit </text:span></text:p>
      <text:p text:style-name="P1"><text:span text:style-name="T3"/></text:p>
      <text:p text:style-name="P1"><text:span text:style-name="T3">accord secret connu sous le nom de cartel phoebus (très difficile à organiser) </text:span></text:p>
      <text:p text:style-name="P1"><text:span text:style-name="T3">-marché tenu par peut de fournisseur </text:span></text:p>
      <text:p text:style-name="P1"><text:span text:style-name="T3">-clients tenu dans l'ignorance </text:span></text:p>
      <text:p text:style-name="P1"><text:span text:style-name="T3">-autorités de la conurence ferme les yeux </text:span></text:p>
      <text:p text:style-name="P1"><text:span text:style-name="T3"/></text:p>
      <text:p text:style-name="P1"><text:span text:style-name="T3">10 millions de tonnes de déchets électriques et electroniques sont généré chaque année en europe mais des produits on une durée de vie assez longue tel que les réfrigirateurs (11 ans),les congélateurs (13 ans), appareil de lavage (10 ans) </text:span></text:p>
      <text:p text:style-name="P1"><text:span text:style-name="T3"/></text:p>
      <text:p text:style-name="P1"><text:span text:style-name="T3">il existe des défaillances avec les produits low-cost mais les ils sont bcp utilisés par les utilisateurs donc il n'est pas rare d'avoir des pannes par manque de soin des consommateurs mais les produits high-tech récents sont soumis à une obsolescence particulièrement rapide de part la des batterie trafiqués (apple) qui peuvent être soudés pour ne pas être changer ou difficile d'accès à cause de vis qui sont très particulières mais les utilisateurs changent leurs appareils pour avoir les plus récents le renouvellement des produits est le moteur de la croissance économique baisse des produits industriels, progrès de la productivité, importation en provenance des pays à bas salaires, faible prix des matières premières </text:span></text:p>
      <text:p text:style-name="P1"><text:span text:style-name="T3"/></text:p>
      <text:p text:style-name="P1"><text:span text:style-name="T3">44% des appareils élecctriques et électroniques qui tombent en panne sont réparés en france </text:span></text:p>
      <text:p text:style-name="P1"><text:span text:style-name="T3">15 dernières année les grandes enseignes ferment leurs ateliers de réparation les petites marques chinoises n'entretiennent pas des relations durables avec les grandes entreprises </text:span></text:p>
      <text:p text:style-name="P1"><text:span text:style-name="T3">2016-&gt;ios 9 devrait marcher avec l'iphone 4s mais en réalité il ralentit le téléphone jusqu'à le rendre inutilisable </text:span></text:p>
      <text:p text:style-name="P1"><text:span text:style-name="T3">2014-&gt; loi hammon qui ralonge la garantie légal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0T18:16:55.40</meta:creation-date>
    <meta:document-statistic meta:table-count="0" meta:image-count="0" meta:object-count="0" meta:page-count="1" meta:paragraph-count="13" meta:word-count="304" meta:character-count="1980"/>
    <dc:date>2020-01-20T18:22:04.42</dc:date>
    <meta:editing-duration>PT5M9S</meta:editing-duration>
    <meta:editing-cycles>1</meta:editing-cycles>
    <meta:generator>OpenOffice/4.1.7$Win32 OpenOffice.org_project/417m1$Build-9800</meta:generator>
  </office:meta>
</office:document-meta>
</file>